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d43" officeooo:paragraph-rsid="00168d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Random numbers are really important. They’re used in most computerprocesses. Mostly it doesn’t really matter if they are truly random, but in some cases it’s a big deal. When it comes to statistical modelling, gaming and security they need to be provably random. The most extreme requirement for randomness comes from cryptography. Random numbers are used to make cryptographic keys where lack of randomness makes them easier to crack. But making perfectly random numbers is much harder than you would expect. </text:p>
      <text:p text:style-name="P1"><text:tab/>Any applications that use SSL/TLS or SSH for network encryption, and those that protect stored data with file or disk encryption, need true random numbers. The same applies to PKI-based applications with digital signatures, and specialist crypto applications, such as payments and cryptocurrencies that are tightly regulated with strict compliance requirements. Weak keys not only create vulnerabilities but are also extremely expensive to replace. </text:p>
      <text:p text:style-name="P1"><text:tab/>But where do random numbers come from? Usually the operating system. Whether an application needs just a few bytes or many megabytes of perfect random or ‘nearly’ random numbers, it all comes from the same place. Just like in your home, everything that uses water generally gets it from the same water supply irrespective of its need for quality or quantity (see illustration, above). In short, critical security applications compete with more mundane tasks for randomness, which can be a serious issue if randomness becomes a scarce resource.</text:p>
      <text:p text:style-name="P1"/>
      <text:p text:style-name="P1"><text:tab/>It’s strange to think that randomness might be exhausted. The problem is that software doesn’t naturally act randomly. Software is deterministic: it’s preprogrammed and fundamentally predictable. Software-based random number generators are typically called either pseudorandom number generators (PRNGs) or deterministic random bit generators (DRBGs) – but both names imply something less than true randomness. They use well-known algorithms to extrapolate relatively few random ‘seeds’ into large amounts of ‘random’ numbers. No matter how well a software PRNG is designed, it can’t create randomness itself. An analogy is an audio amplifier that makes a song louder but not better. </text:p>
      <text:p text:style-name="P1"><text:tab/>If a PRNG is poorly seeded, the output risks becoming predictable. Another analogy is dealing a pack of playing cards. The PRNG is equivalent to the process of dealing the deck, whereas providing the random seed equates to shuffling the deck; the randomness of the deal is entirely dependent on the quality of the shuffle. PRNGs may suffer from error-prone implementation or even intentional backdoors, but their core security depends entirely on the randomness of the seeding process. </text:p>
      <text:p text:style-name="P1"><text:tab/>Linux has two PRNGs; they are similar but differ in one important way. The more secure of the two is /dev/random, which is reseeded every time a random number is requested. As a safety measure, /dev/random is only enabled if there is enough randomness to reseed it, which in turn can lead to a big performance hit. The alternative PRNG, /dev/urandom (the ‘u’ stands for ‘unblocking’), will supply ‘random’ numbers regardless of whether it has been well seeded or not. Since /dev/urandom is always available, it’s a popular but potentially unwise choice for developers. </text:p>
      <text:p text:style-name="P1"><text:tab/>This dependence on reseeding raises obvious questions. Is there a reliable source of seeds and how can you prove they’re truly random? How often does the PRNG need to be reseeded to stay random? And how can you tell if something goes wrong and your random numbers stop being random? Unfortunately, there are no reliable answers. </text:p>
      <text:p text:style-name="P1"><text:tab/>The primary difference between good and bad randomness is entropy, the statistical measure of disorder. Data that has no bias, correlations or patterns is said to have high entropy. An 8-bit number might contain 5.2 bits of effective entropy. But entropy is only part of the quest for randomness. Random numbers must also be completely unpredictable. The digits of the number Pi (3.1415926535897932384...) may appear random and do contain statistical entropy but are easily predicted. Proving randomness requires knowledge of how the data was originally generated and what sources of entropy were used. </text:p>
      <text:p text:style-name="P1"><text:tab/>Fortunately, our world is full of entropy. But harnessing it for computer systems is not so simple. Developers have invented numerous ways to scavenge natural entropy from the physical world, the only place where it actually exists. Some capture user activity such as mouse movements <text:soft-page-break/>and keyboard clicks, ‘noise’ from microphones and even motion in lava lamps using cameras. Linux monitors the computer hardware for disk drive interrupts, CPU counters and timing jitter. None of these signals are perfectly random, but when combined they can approximate to acceptable randomness. </text:p>
      <text:p text:style-name="P1"><text:tab/>Lack of entropy or attacks that corrupt entropy sources can be undetectable and to mitigate these threats, dedicated hardware devices can be used as supplementary entropy sources. Examples include USB tokens, hardware security modules (HSMs), embedded CPU features (e.g. Intel’s rdrand) and smart cards. These can really help, but the challenge is that specialist hardware raises its own issues. For example, USB tokens might be prohibited in corporate data centres and adding any sort of additional hardware might be impossible in public clouds or hosted environments. <text:tab/>Particularly in highly virtualised environments or on resource- constrained IoT devices, we have a double whammy. Local entropy sources are likely to be poor and yet it’s hard or impossible to add extra hardware. Particularly in the case of containers and virtual machines, the absence of physical users and devices, such as hard drives, means that entropy gathering might depend entirely on poor-quality sources such as interrupts and counters. </text:p>
      <text:p text:style-name="P1"><text:tab/>Virtualisation is a great concept from a DevOps perspective, but the hypervisor can create a virtual firewall for entropy, separating the virtual world where applications need randomness from the physical world where entropy actually exists. The lack of entropy in a virtualised environment becomes more serious when VMs are replicated as snapshots. Each snapshot can contain a copy of the same collected entropy and the same internal state of the software PRNGs – effectively the deck of cards is being copied after it has been shuffled. This makes frequent reseeding even more important. </text:p>
      <text:p text:style-name="P1"><text:tab/>It’s inevitable that random number generation across the multitude of applications and devices in a typical enterprise is a picture of inconsistency and unknowns. The ability to source entropy is different for each application instance. The use of different server hardware, different operating system versions and presence (or absence) of individual users all introduce inconsistencies in the availability of entropy and therefore the quality of key generation – always a bad thing in the context of security. It creates areas of invisible weakness that attackers can exploit and it casts doubt on compliance assertions. The reality is that random number generation can best be described as a ‘local best effort’. </text:p>
      <text:p text:style-name="P1"><text:tab/>If it were possible to generate keys, test their randomness and simply reject the ones that aren’t random, we could work around deficiencies in entropy gathering – but poor randomness is not something that can be easily detected. Entropy starvation can’t be addressed in a reactive way. Approaches to improve randomness mean that high-quality entropy <text:s/>sources must be architected into security systems from the outset and made widely available. In short, true random number generation needs to become a standard of due ca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23:33:28.703077739</meta:creation-date>
    <dc:date>2017-09-24T23:48:02.134118304</dc:date>
    <meta:editing-duration>PT14M33S</meta:editing-duration>
    <meta:editing-cycles>1</meta:editing-cycles>
    <meta:document-statistic meta:table-count="0" meta:image-count="0" meta:object-count="0" meta:page-count="2" meta:paragraph-count="13" meta:word-count="1178" meta:character-count="7612" meta:non-whitespace-character-count="6416"/>
    <meta:generator>LibreOffice/5.1.6.2$Linux_X86_64 LibreOffice_project/10m0$Build-2</meta:generator>
  </office:meta>
</office:document-meta>
</file>